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677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LINE1" table:style-name="ta1">
        <table:shapes>
          <draw:frame draw:z-index="0" draw:style-name="gr1" draw:text-style-name="P1" svg:width="15.999cm" svg:height="6.734cm" svg:x="30.347cm" svg:y="1.214cm">
            <draw:object draw:notify-on-update-of-ranges="BASELINE1.A11:BASELINE1.A14 BASELINE1.B11:BASELINE1.B14 BASELINE1.C11:BASELINE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6.644cm" svg:x="30.37cm" svg:y="8.408cm">
            <draw:object draw:notify-on-update-of-ranges="BASELINE1.A25:BASELINE1.A28 BASELINE1.B25:BASELINE1.B28 BASELINE1.C25:BASELINE1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5.53cm" svg:x="30.401cm" svg:y="15.573cm">
            <draw:object draw:notify-on-update-of-ranges="BASELINE1.A39:BASELINE1.A42 BASELINE1.B39:BASELINE1.B42 BASELINE1.C39:BASELINE1.C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5.367cm" svg:x="30.37cm" svg:y="21.486cm">
            <draw:object draw:notify-on-update-of-ranges="BASELINE1.A53:BASELINE1.A56 BASELINE1.B53:BASELINE1.B56 BASELINE1.C53:BASELINE1.C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4.975cm" svg:x="30.553cm" svg:y="27.507cm">
            <draw:object draw:notify-on-update-of-ranges="BASELINE1.A67:BASELINE1.A70 BASELINE1.B67:BASELINE1.B70 BASELINE1.C67:BASELINE1.C7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--process /mnt/c/Users/Marco/Downloads/EXPERIMENT_LOGS/EXPERIMENT_LOGS/baseline1/20230818_baseline1_USA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baseline1/20230818_baseline1_USA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baseline1/20230818_baseline1_USA_fixed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gging system: USA-sub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-- first time: 2023-08-18T15:44:50.109544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22" calcext:value-type="float">
            <text:p>7722</text:p>
          </table:table-cell>
          <table:table-cell table:formula="of:=[.$B$8]" office:value-type="float" office:value="7722" calcext:value-type="float">
            <text:p>772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47" calcext:value-type="float">
            <text:p>4147</text:p>
          </table:table-cell>
          <table:table-cell table:formula="of:=[.$B$50]" office:value-type="float" office:value="4147" calcext:value-type="float">
            <text:p>4147</text:p>
          </table:table-cell>
          <table:table-cell table:style-name="ce3" table:formula="of:=([.C11]-[.B11])/[.B1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0" calcext:value-type="float">
            <text:p>2260</text:p>
          </table:table-cell>
          <table:table-cell table:formula="of:=[.$B$22]" office:value-type="float" office:value="2260" calcext:value-type="float">
            <text:p>2260</text:p>
          </table:table-cell>
          <table:table-cell table:style-name="ce3" table:formula="of:=([.C12]-[.B12])/[.B1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00" calcext:value-type="float">
            <text:p>18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3" table:formula="of:=([.C13]-[.B13])/[.B1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table:style-name="ce2" table:formula="of:=4612/2" office:value-type="float" office:value="2306" calcext:value-type="float">
            <text:p>2306</text:p>
          </table:table-cell>
          <table:table-cell table:formula="of:=[.$B$36]" office:value-type="float" office:value="2276" calcext:value-type="float">
            <text:p>2276</text:p>
          </table:table-cell>
          <table:table-cell table:style-name="ce4" table:formula="of:=([.C14]-[.B14])/[.B14]" office:value-type="percentage" office:value="-0.013009540329575" calcext:value-type="percentage">
            <text:p>-1.3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baseline1/20230818_baseline1_nor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baseline1/20230818_baseline1_nor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baseline1/20230818_baseline1_nor_fixed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gging system: NOR-sub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-- first time: 2023-08-18T15:44:33.679380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0" calcext:value-type="float">
            <text:p>2260</text:p>
          </table:table-cell>
          <table:table-cell table:formula="of:=[.$B$22]" office:value-type="float" office:value="2260" calcext:value-type="float">
            <text:p>226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093" calcext:value-type="float">
            <text:p>4093</text:p>
          </table:table-cell>
          <table:table-cell table:formula="of:=[.$B$50]" office:value-type="float" office:value="4147" calcext:value-type="float">
            <text:p>4147</text:p>
          </table:table-cell>
          <table:table-cell table:style-name="ce3" table:formula="of:=([.C25]-[.B25])/[.B25]" office:value-type="percentage" office:value="0.0131932567798681" calcext:value-type="percentage">
            <text:p>1.32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3" table:formula="of:=([.C26]-[.B26])/[.B26]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48" calcext:value-type="float">
            <text:p>2248</text:p>
          </table:table-cell>
          <table:table-cell table:formula="of:=[.$B$36]" office:value-type="float" office:value="2276" calcext:value-type="float">
            <text:p>2276</text:p>
          </table:table-cell>
          <table:table-cell table:style-name="ce3" table:formula="of:=([.C27]-[.B27])/[.B27]" office:value-type="percentage" office:value="0.0124555160142349" calcext:value-type="percentage">
            <text:p>1.25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22" calcext:value-type="float">
            <text:p>7722</text:p>
          </table:table-cell>
          <table:table-cell table:formula="of:=[.$B$8]" office:value-type="float" office:value="7722" calcext:value-type="float">
            <text:p>7722</text:p>
          </table:table-cell>
          <table:table-cell table:style-name="ce3" table:formula="of:=([.C28]-[.B28])/[.B2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baseline1/20230818_baseline1_prt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baseline1/20230818_baseline1_prt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baseline1/20230818_baseline1_prt_fixed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gging system: PARTICLE-sub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-- first time: 2023-08-18T15:44:31.830970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76" calcext:value-type="float">
            <text:p>2276</text:p>
          </table:table-cell>
          <table:table-cell table:formula="of:=[.$B$36]"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34" calcext:value-type="float">
            <text:p>4134</text:p>
          </table:table-cell>
          <table:table-cell table:formula="of:=[.$B$50]" office:value-type="float" office:value="4147" calcext:value-type="float">
            <text:p>4147</text:p>
          </table:table-cell>
          <table:table-cell table:style-name="ce3" table:formula="of:=([.C39]-[.B39])/[.B39]" office:value-type="percentage" office:value="0.00314465408805031" calcext:value-type="percentage">
            <text:p>0.31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0" calcext:value-type="float">
            <text:p>2260</text:p>
          </table:table-cell>
          <table:table-cell table:formula="of:=[.$B$22]" office:value-type="float" office:value="2260" calcext:value-type="float">
            <text:p>2260</text:p>
          </table:table-cell>
          <table:table-cell table:style-name="ce3" table:formula="of:=([.C40]-[.B40])/[.B4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3" table:formula="of:=([.C41]-[.B41])/[.B41]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22" calcext:value-type="float">
            <text:p>7722</text:p>
          </table:table-cell>
          <table:table-cell table:formula="of:=[.$B$8]" office:value-type="float" office:value="7722" calcext:value-type="float">
            <text:p>7722</text:p>
          </table:table-cell>
          <table:table-cell table:style-name="ce3" table:formula="of:=([.C42]-[.B42])/[.B4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baseline1/logrun_deu_baseline_01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baseline1/logrun_deu_baseline_01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baseline1/logrun_deu_baseline_01_fri_18_fixed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gging system: FKIE-sub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-- first time: 2023-08-18T15:44:23.036844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47" calcext:value-type="float">
            <text:p>4147</text:p>
          </table:table-cell>
          <table:table-cell table:formula="of:=[.$B$50]" office:value-type="float" office:value="4147" calcext:value-type="float">
            <text:p>4147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0" calcext:value-type="float">
            <text:p>2260</text:p>
          </table:table-cell>
          <table:table-cell table:formula="of:=[.$B$22]" office:value-type="float" office:value="2260" calcext:value-type="float">
            <text:p>2260</text:p>
          </table:table-cell>
          <table:table-cell table:style-name="ce3" table:formula="of:=([.C53]-[.B53])/[.B5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500" calcext:value-type="float">
            <text:p>1500</text:p>
          </table:table-cell>
          <table:table-cell table:formula="of:=[.$B$64]" office:value-type="float" office:value="1800" calcext:value-type="float">
            <text:p>1800</text:p>
          </table:table-cell>
          <table:table-cell table:style-name="ce3" table:formula="of:=([.C54]-[.B54])/[.B54]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281" calcext:value-type="float">
            <text:p>2281</text:p>
          </table:table-cell>
          <table:table-cell table:formula="of:=[.$B$36]" office:value-type="float" office:value="2276" calcext:value-type="float">
            <text:p>2276</text:p>
          </table:table-cell>
          <table:table-cell table:style-name="ce3" table:formula="of:=([.C55]-[.B55])/[.B55]" office:value-type="percentage" office:value="-0.00219202104340202" calcext:value-type="percentage">
            <text:p>-0.22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22" calcext:value-type="float">
            <text:p>7722</text:p>
          </table:table-cell>
          <table:table-cell table:formula="of:=[.$B$8]" office:value-type="float" office:value="7722" calcext:value-type="float">
            <text:p>7722</text:p>
          </table:table-cell>
          <table:table-cell table:style-name="ce3" table:formula="of:=([.C56]-[.B56])/[.B5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--process /mnt/c/Users/Marco/Downloads/EXPERIMENT_LOGS/EXPERIMENT_LOGS/baseline1/logrun_pol_baseline_01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cessing log <text:s/>/mnt/c/Users/Marco/Downloads/EXPERIMENT_LOGS/EXPERIMENT_LOGS/baseline1/logrun_pol_baseline_01_fri_18_fixed.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file: /mnt/c/Users/Marco/Downloads/EXPERIMENT_LOGS/EXPERIMENT_LOGS/baseline1/logrun_pol_baseline_01_fri_18_fixed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gging system: POL-sub1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-- first time: 2023-08-18T15:44:25.291720+00: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sent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1800" calcext:value-type="float">
            <text:p>1800</text:p>
          </table:table-cell>
          <table:table-cell table:formula="of:=[.$B$6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received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4147" calcext:value-type="float">
            <text:p>4147</text:p>
          </table:table-cell>
          <table:table-cell table:formula="of:=[.$B$50]" office:value-type="float" office:value="4147" calcext:value-type="float">
            <text:p>4147</text:p>
          </table:table-cell>
          <table:table-cell table:style-name="ce3" table:formula="of:=([.C67]-[.B67])/[.B6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2260" calcext:value-type="float">
            <text:p>2260</text:p>
          </table:table-cell>
          <table:table-cell table:formula="of:=[.$B$22]" office:value-type="float" office:value="2260" calcext:value-type="float">
            <text:p>2260</text:p>
          </table:table-cell>
          <table:table-cell table:style-name="ce3" table:formula="of:=([.C68]-[.B68])/[.B6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T</text:p>
          </table:table-cell>
          <table:table-cell office:value-type="float" office:value="2306" calcext:value-type="float">
            <text:p>2306</text:p>
          </table:table-cell>
          <table:table-cell table:formula="of:=[.$B$36]" office:value-type="float" office:value="2276" calcext:value-type="float">
            <text:p>2276</text:p>
          </table:table-cell>
          <table:table-cell table:style-name="ce3" table:formula="of:=([.C69]-[.B69])/[.B69]" office:value-type="percentage" office:value="-0.013009540329575" calcext:value-type="percentage">
            <text:p>-1.30%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7722" calcext:value-type="float">
            <text:p>7722</text:p>
          </table:table-cell>
          <table:table-cell table:formula="of:=[.$B$8]" office:value-type="float" office:value="7722" calcext:value-type="float">
            <text:p>7722</text:p>
          </table:table-cell>
          <table:table-cell table:style-name="ce3" table:formula="of:=([.C70]-[.B70])/[.B70]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/00/0000</text:date>, <text:time style:data-style-name="N2" text:time-value="09:31:03.9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6T11:06:03.758000000</dc:date>
    <meta:editing-duration>P1DT8H57M30S</meta:editing-duration>
    <meta:editing-cycles>18</meta:editing-cycles>
    <meta:generator>LibreOffice/7.1.2.2$Windows_X86_64 LibreOffice_project/8a45595d069ef5570103caea1b71cc9d82b2aae4</meta:generator>
    <meta:document-statistic meta:table-count="1" meta:cell-count="140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735cm" xlink:href=".." xlink:type="simple" chart:class="chart:bar" chart:style-name="ch1">
        <chart:legend chart:legend-position="end" svg:x="13.737cm" svg:y="2.819cm" style:legend-expansion="high" chart:style-name="ch2"/>
        <chart:plot-area chart:style-name="ch3" table:cell-range-address="BASELINE1.A11:BASELINE1.C14" chart:data-source-has-labels="column" svg:x="0.32cm" svg:y="0.134cm" svg:width="13.097cm" svg:height="6.467cm">
          <chart:coordinate-region svg:x="1.312cm" svg:y="0.333cm" svg:width="12.105cm" svg:height="5.621cm"/>
          <chart:axis chart:dimension="x" chart:name="primary-x" chart:style-name="ch4" chartooo:axis-type="auto">
            <chartooo:date-scale/>
            <chart:categories table:cell-range-address="BASELINE1.A11:BASELINE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ELINE1.B11:BASELINE1.B14" chart:class="chart:bar">
            <chart:data-point chart:repeated="4"/>
          </chart:series>
          <chart:series chart:style-name="ch8" chart:values-cell-range-address="BASELINE1.C11:BASELINE1.C14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EU</text:p>
                <draw:g>
                  <svg:desc>BASELINE1.A11:BASELINE1.A14</svg:desc>
                </draw:g>
              </table:table-cell>
              <table:table-cell office:value-type="float" office:value="4147">
                <text:p>4147</text:p>
                <draw:g>
                  <svg:desc>BASELINE1.B11:BASELINE1.B14</svg:desc>
                </draw:g>
              </table:table-cell>
              <table:table-cell office:value-type="float" office:value="4147">
                <text:p>4147</text:p>
                <draw:g>
                  <svg:desc>BASELINE1.C11:BASELINE1.C14</svg:desc>
                </draw:g>
              </table:table-cell>
            </table:table-row>
            <table:table-row>
              <table:table-cell office:value-type="string">
                <text:p>NOR</text:p>
              </table:table-cell>
              <table:table-cell office:value-type="float" office:value="2260">
                <text:p>226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2306">
                <text:p>2306</text:p>
              </table:table-cell>
              <table:table-cell office:value-type="float" office:value="2276">
                <text:p>2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6.645cm" xlink:href=".." xlink:type="simple" chart:class="chart:bar" chart:style-name="ch1">
        <chart:legend chart:legend-position="end" svg:x="13.737cm" svg:y="2.774cm" style:legend-expansion="high" chart:style-name="ch2"/>
        <chart:plot-area chart:style-name="ch3" table:cell-range-address="BASELINE1.A25:BASELINE1.C28" chart:data-source-has-labels="column" svg:x="0.32cm" svg:y="0.132cm" svg:width="13.097cm" svg:height="6.381cm">
          <chart:coordinate-region svg:x="1.312cm" svg:y="0.331cm" svg:width="12.105cm" svg:height="5.535cm"/>
          <chart:axis chart:dimension="x" chart:name="primary-x" chart:style-name="ch4" chartooo:axis-type="auto">
            <chartooo:date-scale/>
            <chart:categories table:cell-range-address="BASELINE1.A25:BASELINE1.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ELINE1.B25:BASELINE1.B28" chart:class="chart:bar">
            <chart:data-point chart:repeated="4"/>
          </chart:series>
          <chart:series chart:style-name="ch8" chart:values-cell-range-address="BASELINE1.C25:BASELINE1.C2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EU</text:p>
                <draw:g>
                  <svg:desc>BASELINE1.A25:BASELINE1.A28</svg:desc>
                </draw:g>
              </table:table-cell>
              <table:table-cell office:value-type="float" office:value="4093">
                <text:p>4093</text:p>
                <draw:g>
                  <svg:desc>BASELINE1.B25:BASELINE1.B28</svg:desc>
                </draw:g>
              </table:table-cell>
              <table:table-cell office:value-type="float" office:value="4147">
                <text:p>4147</text:p>
                <draw:g>
                  <svg:desc>BASELINE1.C25:BASELINE1.C28</svg:desc>
                </draw:g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2248">
                <text:p>2248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7722">
                <text:p>7722</text:p>
              </table:table-cell>
              <table:table-cell office:value-type="float" office:value="7722">
                <text:p>7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531cm" xlink:href=".." xlink:type="simple" chart:class="chart:bar" chart:style-name="ch1">
        <chart:legend chart:legend-position="end" svg:x="13.737cm" svg:y="2.217cm" style:legend-expansion="high" chart:style-name="ch2"/>
        <chart:plot-area chart:style-name="ch3" table:cell-range-address="BASELINE1.A39:BASELINE1.C42" chart:data-source-has-labels="column" svg:x="0.32cm" svg:y="0.11cm" svg:width="13.097cm" svg:height="5.311cm">
          <chart:coordinate-region svg:x="1.312cm" svg:y="0.309cm" svg:width="12.105cm" svg:height="4.465cm"/>
          <chart:axis chart:dimension="x" chart:name="primary-x" chart:style-name="ch4" chartooo:axis-type="auto">
            <chartooo:date-scale/>
            <chart:categories table:cell-range-address="BASELINE1.A39:BASELINE1.A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ELINE1.B39:BASELINE1.B42" chart:class="chart:bar">
            <chart:data-point chart:repeated="4"/>
          </chart:series>
          <chart:series chart:style-name="ch8" chart:values-cell-range-address="BASELINE1.C39:BASELINE1.C4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EU</text:p>
                <draw:g>
                  <svg:desc>BASELINE1.A39:BASELINE1.A42</svg:desc>
                </draw:g>
              </table:table-cell>
              <table:table-cell office:value-type="float" office:value="4134">
                <text:p>4134</text:p>
                <draw:g>
                  <svg:desc>BASELINE1.B39:BASELINE1.B42</svg:desc>
                </draw:g>
              </table:table-cell>
              <table:table-cell office:value-type="float" office:value="4147">
                <text:p>4147</text:p>
                <draw:g>
                  <svg:desc>BASELINE1.C39:BASELINE1.C42</svg:desc>
                </draw:g>
              </table:table-cell>
            </table:table-row>
            <table:table-row>
              <table:table-cell office:value-type="string">
                <text:p>NOR</text:p>
              </table:table-cell>
              <table:table-cell office:value-type="float" office:value="2260">
                <text:p>226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7722">
                <text:p>7722</text:p>
              </table:table-cell>
              <table:table-cell office:value-type="float" office:value="7722">
                <text:p>77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5.368cm" xlink:href=".." xlink:type="simple" chart:class="chart:bar" chart:style-name="ch1">
        <chart:legend chart:legend-position="end" svg:x="13.737cm" svg:y="2.136cm" style:legend-expansion="high" chart:style-name="ch2"/>
        <chart:plot-area chart:style-name="ch3" table:cell-range-address="BASELINE1.A53:BASELINE1.C56" chart:data-source-has-labels="column" svg:x="0.32cm" svg:y="0.107cm" svg:width="13.097cm" svg:height="5.154cm">
          <chart:coordinate-region svg:x="1.312cm" svg:y="0.306cm" svg:width="12.105cm" svg:height="4.308cm"/>
          <chart:axis chart:dimension="x" chart:name="primary-x" chart:style-name="ch4" chartooo:axis-type="auto">
            <chartooo:date-scale/>
            <chart:categories table:cell-range-address="BASELINE1.A53:BASELINE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ELINE1.B53:BASELINE1.B56" chart:class="chart:bar">
            <chart:data-point chart:repeated="4"/>
          </chart:series>
          <chart:series chart:style-name="ch8" chart:values-cell-range-address="BASELINE1.C53:BASELINE1.C5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NOR</text:p>
                <draw:g>
                  <svg:desc>BASELINE1.A53:BASELINE1.A56</svg:desc>
                </draw:g>
              </table:table-cell>
              <table:table-cell office:value-type="float" office:value="2260">
                <text:p>2260</text:p>
                <draw:g>
                  <svg:desc>BASELINE1.B53:BASELINE1.B56</svg:desc>
                </draw:g>
              </table:table-cell>
              <table:table-cell office:value-type="float" office:value="2260">
                <text:p>2260</text:p>
                <draw:g>
                  <svg:desc>BASELINE1.C53:BASELINE1.C56</svg:desc>
                </draw:g>
              </table:table-cell>
            </table:table-row>
            <table:table-row>
              <table:table-cell office:value-type="string">
                <text:p>POL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2281">
                <text:p>2281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7722">
                <text:p>7722</text:p>
              </table:table-cell>
              <table:table-cell office:value-type="float" office:value="7722">
                <text:p>77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4.976cm" xlink:href=".." xlink:type="simple" chart:class="chart:bar" chart:style-name="ch1">
        <chart:legend chart:legend-position="end" svg:x="13.737cm" svg:y="1.94cm" style:legend-expansion="high" chart:style-name="ch2"/>
        <chart:plot-area chart:style-name="ch3" table:cell-range-address="BASELINE1.A67:BASELINE1.C70" chart:data-source-has-labels="column" svg:x="0.32cm" svg:y="0.099cm" svg:width="13.097cm" svg:height="4.778cm">
          <chart:coordinate-region svg:x="1.312cm" svg:y="0.298cm" svg:width="12.105cm" svg:height="3.932cm"/>
          <chart:axis chart:dimension="x" chart:name="primary-x" chart:style-name="ch4" chartooo:axis-type="auto">
            <chartooo:date-scale/>
            <chart:categories table:cell-range-address="BASELINE1.A67:BASELINE1.A7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SELINE1.B67:BASELINE1.B70" chart:class="chart:bar">
            <chart:data-point chart:repeated="4"/>
          </chart:series>
          <chart:series chart:style-name="ch8" chart:values-cell-range-address="BASELINE1.C67:BASELINE1.C7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DEU</text:p>
                <draw:g>
                  <svg:desc>BASELINE1.A67:BASELINE1.A70</svg:desc>
                </draw:g>
              </table:table-cell>
              <table:table-cell office:value-type="float" office:value="4147">
                <text:p>4147</text:p>
                <draw:g>
                  <svg:desc>BASELINE1.B67:BASELINE1.B70</svg:desc>
                </draw:g>
              </table:table-cell>
              <table:table-cell office:value-type="float" office:value="4147">
                <text:p>4147</text:p>
                <draw:g>
                  <svg:desc>BASELINE1.C67:BASELINE1.C70</svg:desc>
                </draw:g>
              </table:table-cell>
            </table:table-row>
            <table:table-row>
              <table:table-cell office:value-type="string">
                <text:p>NOR</text:p>
              </table:table-cell>
              <table:table-cell office:value-type="float" office:value="2260">
                <text:p>226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PRT</text:p>
              </table:table-cell>
              <table:table-cell office:value-type="float" office:value="2306">
                <text:p>2306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7722">
                <text:p>7722</text:p>
              </table:table-cell>
              <table:table-cell office:value-type="float" office:value="7722">
                <text:p>77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